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E000001280B569AB27D8E43F5.png" manifest:media-type="image/png"/>
  <manifest:file-entry manifest:full-path="Pictures/10000201000001C70000013B9C2DBC34460179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2.458cm" fo:min-width="3.68cm" fo:padding-top="0.125cm" fo:padding-bottom="0.125cm" fo:padding-left="0.25cm" fo:padding-right="0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734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cm" svg:stroke-color="#0099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025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objectwithoutfill">
      <style:graphic-properties svg:stroke-width="0.1cm" svg:stroke-color="#0000c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1.234cm"/>
    </style:style>
    <style:style style:name="gr13" style:family="graphic" style:parent-style-name="objectwithoutfill">
      <style:graphic-properties svg:stroke-width="0.1cm" svg:stroke-color="#0000cc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00cc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18cm" svg:height="2.708cm" svg:x="0.81cm" svg:y="2.59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cm" svg:y1="2.931cm" svg:x2="2.941cm" svg:y2="0.9cm">
          <text:p/>
        </draw:line>
        <draw:line draw:style-name="gr2" draw:text-style-name="P1" draw:layer="layout" svg:x1="2.941cm" svg:y1="0.9cm" svg:x2="5.4cm" svg:y2="2.931cm">
          <text:p/>
        </draw:line>
        <draw:frame draw:style-name="gr3" draw:text-style-name="P3" draw:layer="layout" svg:width="2.4cm" svg:height="1cm" svg:x="1.6cm" svg:y="3.2cm">
          <draw:text-box>
            <text:p text:style-name="P2">MK</text:p>
          </draw:text-box>
        </draw:frame>
        <draw:custom-shape draw:style-name="gr1" draw:text-style-name="P1" draw:layer="layout" svg:width="4.18cm" svg:height="2.708cm" svg:x="5.01cm" svg:y="8.09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9cm" svg:height="0.984cm" svg:x="5.7cm" svg:y="9.016cm">
          <draw:text-box>
            <text:p text:style-name="P2">ARGUS</text:p>
          </draw:text-box>
        </draw:frame>
        <draw:custom-shape draw:style-name="gr1" draw:text-style-name="P1" draw:layer="layout" svg:width="4.18cm" svg:height="2.708cm" svg:x="9.81cm" svg:y="2.59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4cm" svg:y1="2.931cm" svg:x2="11.941cm" svg:y2="0.9cm">
          <text:p/>
        </draw:line>
        <draw:line draw:style-name="gr2" draw:text-style-name="P1" draw:layer="layout" svg:x1="11.941cm" svg:y1="0.9cm" svg:x2="14.4cm" svg:y2="2.931cm">
          <text:p/>
        </draw:line>
        <draw:frame draw:style-name="gr3" draw:text-style-name="P3" draw:layer="layout" svg:width="2.4cm" svg:height="1cm" svg:x="10.8cm" svg:y="3.2cm">
          <draw:text-box>
            <text:p text:style-name="P2">LW</text:p>
          </draw:text-box>
        </draw:frame>
        <draw:frame draw:style-name="gr5" draw:text-style-name="P3" draw:layer="layout" svg:width="2.6cm" svg:height="1.673cm" svg:x="10.6cm" svg:y="1.6cm">
          <draw:text-box>
            <text:p text:style-name="P2">Betrieb</text:p>
          </draw:text-box>
        </draw:frame>
        <draw:frame draw:style-name="gr6" draw:text-style-name="P1" draw:layer="layout" svg:width="2.739cm" svg:height="2.215cm" svg:x="1.3cm" svg:y="6.685cm">
          <draw:image xlink:href="Pictures/100002010000016E000001280B569AB27D8E43F5.png" xlink:type="simple" xlink:show="embed" xlink:actuate="onLoad">
            <text:p/>
          </draw:image>
        </draw:frame>
        <draw:frame draw:style-name="gr6" draw:text-style-name="P1" draw:layer="layout" svg:width="1.52cm" svg:height="1.052cm" svg:x="1.98cm" svg:y="4.1cm">
          <draw:image xlink:href="Pictures/10000201000001C70000013B9C2DBC344601790D.png" xlink:type="simple" xlink:show="embed" xlink:actuate="onLoad">
            <text:p/>
          </draw:image>
        </draw:frame>
        <draw:frame draw:style-name="gr6" draw:text-style-name="P1" draw:layer="layout" svg:width="1.52cm" svg:height="1.052cm" svg:x="1.98cm" svg:y="4.1cm">
          <draw:image xlink:href="Pictures/10000201000001C70000013B9C2DBC344601790D.png" xlink:type="simple" xlink:show="embed" xlink:actuate="onLoad">
            <text:p/>
          </draw:image>
        </draw:frame>
        <draw:frame draw:style-name="gr6" draw:text-style-name="P1" draw:layer="layout" svg:width="1.52cm" svg:height="1.052cm" svg:x="11.28cm" svg:y="4.1cm">
          <draw:image xlink:href="Pictures/10000201000001C70000013B9C2DBC344601790D.png" xlink:type="simple" xlink:show="embed" xlink:actuate="onLoad">
            <text:p/>
          </draw:image>
        </draw:frame>
        <draw:line draw:style-name="gr7" draw:text-style-name="P1" draw:layer="layout" svg:x1="6.3cm" svg:y1="8.6cm" svg:x2="4.1cm" svg:y2="3.8cm">
          <text:p/>
        </draw:line>
        <draw:line draw:style-name="gr7" draw:text-style-name="P1" draw:layer="layout" svg:x1="3.4cm" svg:y1="3.7cm" svg:x2="11.4cm" svg:y2="3.7cm">
          <text:p/>
        </draw:line>
        <draw:frame draw:style-name="gr8" draw:text-style-name="P4" draw:layer="layout" svg:width="3.6cm" svg:height="1.275cm" svg:x="5.7cm" svg:y="6.5cm">
          <draw:text-box>
            <text:p><text:span text:style-name="T1">Etiketten für</text:span></text:p>
            <text:p><text:span text:style-name="T1">Probeflaschen</text:span></text:p>
          </draw:text-box>
        </draw:frame>
        <draw:frame draw:style-name="gr9" draw:text-style-name="P4" draw:layer="layout" svg:width="3.6cm" svg:height="0.8cm" svg:x="5.7cm" svg:y="3.001cm">
          <draw:text-box>
            <text:p><text:span text:style-name="T1">Milchkontrolle</text:span></text:p>
          </draw:text-box>
        </draw:frame>
        <draw:frame draw:style-name="gr10" draw:text-style-name="P4" draw:layer="layout" svg:width="1.5cm" svg:height="0.5cm" svg:x="12.4cm" svg:y="4.2cm">
          <draw:text-box>
            <text:p><text:span text:style-name="T2">Onlinetool</text:span></text:p>
          </draw:text-box>
        </draw:frame>
        <draw:frame draw:style-name="gr10" draw:text-style-name="P4" draw:layer="layout" svg:width="1.5cm" svg:height="0.5cm" svg:x="0.9cm" svg:y="4.2cm">
          <draw:text-box>
            <text:p><text:span text:style-name="T2">Onlinetool</text:span></text:p>
          </draw:text-box>
        </draw:frame>
        <draw:line draw:style-name="gr11" draw:text-style-name="P1" draw:layer="layout" svg:x1="13.8cm" svg:y1="1.3cm" svg:x2="8.7cm" svg:y2="1.3cm">
          <text:p/>
        </draw:line>
        <draw:frame draw:style-name="gr12" draw:text-style-name="P3" draw:layer="layout" svg:width="3.6cm" svg:height="1.484cm" svg:x="5.5cm" svg:y="0.901cm">
          <draw:text-box>
            <text:p text:style-name="P2"><text:span text:style-name="T3">Datenexport und Transfer per USB-Stick</text:span></text:p>
          </draw:text-box>
        </draw:frame>
        <draw:line draw:style-name="gr13" draw:text-style-name="P1" draw:layer="layout" svg:x1="5.825cm" svg:y1="1.3cm" svg:x2="1.7cm" svg:y2="1.3cm">
          <text:p/>
        </draw:line>
        <draw:line draw:style-name="gr11" draw:text-style-name="P1" draw:layer="layout" svg:x1="2.725cm" svg:y1="5cm" svg:x2="2.7cm" svg:y2="7.1cm">
          <text:p/>
        </draw:line>
        <draw:line draw:style-name="gr11" draw:text-style-name="P1" draw:layer="layout" svg:x1="2.6cm" svg:y1="8.9cm" svg:x2="5cm" svg:y2="9.6cm">
          <text:p/>
        </draw:line>
        <draw:line draw:style-name="gr14" draw:text-style-name="P1" draw:layer="layout" svg:x1="13.8cm" svg:y1="1.3cm" svg:x2="13.8cm" svg:y2="6.1cm">
          <text:p/>
        </draw:line>
        <draw:line draw:style-name="gr11" draw:text-style-name="P1" draw:layer="layout" svg:x1="1.725cm" svg:y1="1.3cm" svg:x2="1.7cm" svg:y2="4.3cm">
          <text:p/>
        </draw:line>
        <draw:line draw:style-name="gr11" draw:text-style-name="P1" draw:layer="layout" svg:x1="13cm" svg:y1="4.6cm" svg:x2="13cm" svg:y2="6.1cm">
          <text:p/>
        </draw:line>
        <draw:frame draw:style-name="gr12" draw:text-style-name="P3" draw:layer="layout" svg:width="3.6cm" svg:height="1.484cm" svg:x="11.1cm" svg:y="6.1cm">
          <draw:text-box>
            <text:p text:style-name="P2"><text:span text:style-name="T3">Zuweisung der nummerierten Etikett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8-02T13:58:59.437000000</dc:date>
    <meta:editing-duration>PT8M56S</meta:editing-duration>
    <meta:editing-cycles>4</meta:editing-cycles>
    <meta:generator>LibreOffice/5.1.4.2$Windows_x86 LibreOffice_project/f99d75f39f1c57ebdd7ffc5f42867c12031db97a</meta:generator>
    <meta:document-statistic meta:object-count="30"/>
  </office:meta>
</office:document-meta>
</file>